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DejaVu Sans" fo:font-size="9pt" style:font-name-asian="DejaVu Sans" style:font-size-asian="9pt" style:font-name-complex="DejaVu Sans" style:font-size-complex="9pt"/>
    </style:style>
    <style:style style:name="P2" style:family="paragraph" style:parent-style-name="Standard">
      <style:paragraph-properties fo:margin-left="2.501cm" fo:margin-right="0cm" fo:text-align="start" style:justify-single-word="false" fo:text-indent="0cm" style:auto-text-indent="false" style:text-autospace="none"/>
      <style:text-properties style:font-name="DejaVu Sans" fo:font-size="9pt" style:font-name-asian="DejaVu Sans" style:font-size-asian="9pt" style:font-name-complex="DejaVu Sans" style:font-size-complex="9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140d0a"/>
    </style:style>
    <style:style style:name="T5" style:family="text">
      <style:text-properties fo:color="#2a00ff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essing Apps notes :</text:p>
      <text:p text:style-name="Standard"/>
      <text:p text:style-name="P1">VJLondon181208 - net.robmunro.perform;</text:p>
      <text:list text:style-name="L1">
        <text:list-item>
          <text:p text:style-name="P3">this is where I was trying to load multiple GLSL shadres at the same time without success.</text:p>
        </text:list-item>
        <text:list-item>
          <text:p text:style-name="P3">Also has the example of the processing hack to supply --size attribute :</text:p>
        </text:list-item>
      </text:list>
      <text:p text:style-name="P2"><text:span text:style-name="T1">PApplet.</text:span><text:span text:style-name="T2">main</text:span><text:span text:style-name="T1">(</text:span><text:span text:style-name="T3">new</text:span><text:span text:style-name="T4"> </text:span><text:span text:style-name="T1">String[]</text:span><text:span text:style-name="T4"> </text:span><text:span text:style-name="T1">{</text:span><text:span text:style-name="T4"> </text:span><text:span text:style-name="T5">"--present"</text:span><text:span text:style-name="T4"> </text:span><text:span text:style-name="T1">,</text:span><text:span text:style-name="T5">"--location=1920,0"</text:span><text:span text:style-name="T1">,</text:span><text:span text:style-name="T5">"--size=1280,1024"</text:span><text:span text:style-name="T1">,</text:span><text:span text:style-name="T4"> </text:span><text:span text:style-name="T1">VJLondon181208.</text:span><text:span text:style-name="T3">class</text:span><text:span text:style-name="T1">.getCanonicalName()});</text:span></text:p>
      <text:list text:style-name="L2">
        <text:list-item>
          <text:p text:style-name="P4">also the cube maps example.</text:p>
        </text:list-item>
      </text:list>
      <text:p text:style-name="Standard"/>
      <text:p text:style-name="Standard">Video with gstreamer</text:p>
      <text:list text:style-name="L3">
        <text:list-item>
          <text:p text:style-name="P5">video need re-encoding to standard divx</text:p>
        </text:list-item>
      </text:list>
      <text:p text:style-name="Standard"/>
      <text:p text:style-name="Standard">GLSL notes</text:p>
      <text:p text:style-name="Standard"/>
      <text:list text:style-name="L4">
        <text:list-item>
          <text:p text:style-name="P6">Uniforms are invalid if they are not used. Bit of a pain reall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bm</meta:initial-creator>
    <meta:creation-date>2009-04-24T14:30:45</meta:creation-date>
    <dc:creator>robm</dc:creator>
    <dc:date>2009-05-05T17:02:22</dc:date>
    <meta:editing-cycles>5</meta:editing-cycles>
    <meta:editing-duration>PT1H33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74" meta:character-count="506"/>
  </office:meta>
</office:document-meta>
</file>